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Malay_Peninsula">
            <text:p>East_Malay_Peninsula</text:p>
          </table:table-cell>
          <table:table-cell office:value-type="string" office:value="OSL">
            <text:p>OSL</text:p>
          </table:table-cell>
          <table:table-cell office:value-type="string" office:value="SLCC197">
            <text:p>SLCC197</text:p>
          </table:table-cell>
          <table:table-cell office:value-type="float" office:value="5.71347">
            <text:p>5.71347</text:p>
          </table:table-cell>
          <table:table-cell office:value-type="float" office:value="102.64635">
            <text:p>102.64635</text:p>
          </table:table-cell>
          <table:table-cell office:value-type="float" office:value="6250.0">
            <text:p>6250.0</text:p>
          </table:table-cell>
          <table:table-cell office:value-type="float" office:value="550.0">
            <text:p>550.0</text:p>
          </table:table-cell>
          <table:table-cell office:value-type="string" office:value="Quartz beach-ridge sand">
            <text:p>Quartz beach-ridge sand</text:p>
          </table:table-cell>
          <table:table-cell office:value-type="string" office:value="OSL">
            <text:p>OS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3.08">
            <text:p>3.0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ParhamEtal2014,MannEtal2019">
            <text:p>ParhamEtal2014,MannEtal2019</text:p>
          </table:table-cell>
        </table:table-row>
        <table:table-row>
          <table:table-cell office:value-type="string" office:value="East_Malay_Peninsula">
            <text:p>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11203">
            <text:p>GAK-11203</text:p>
          </table:table-cell>
          <table:table-cell office:value-type="float" office:value="5.21851">
            <text:p>5.21851</text:p>
          </table:table-cell>
          <table:table-cell office:value-type="float" office:value="103.26009">
            <text:p>103.26009</text:p>
          </table:table-cell>
          <table:table-cell office:value-type="float" office:value="4570.0">
            <text:p>4570.0</text:p>
          </table:table-cell>
          <table:table-cell office:value-type="float" office:value="110.0">
            <text:p>110.0</text:p>
          </table:table-cell>
          <table:table-cell office:value-type="string" office:value="coral fragments - taxa unspecified - collected from a borehole at 1.5 m below current high tide.">
            <text:p>coral fragments - taxa unspecified - collected from a borehole at 1.5 m below current high tide.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0.74">
            <text:p>-0.74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TjiaFujii1992,MannEtal2019">
            <text:p>TjiaFujii1992,MannEtal2019</text:p>
          </table:table-cell>
        </table:table-row>
        <table:table-row>
          <table:table-cell office:value-type="string" office:value="East_Malay_Peninsula">
            <text:p>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CM-2-28-11-12">
            <text:p>CM-2-28-11-12</text:p>
          </table:table-cell>
          <table:table-cell office:value-type="float" office:value="5.49383">
            <text:p>5.49383</text:p>
          </table:table-cell>
          <table:table-cell office:value-type="float" office:value="102.89448">
            <text:p>102.89448</text:p>
          </table:table-cell>
          <table:table-cell office:value-type="float" office:value="6520.0">
            <text:p>6520.0</text:p>
          </table:table-cell>
          <table:table-cell office:value-type="float" office:value="30.0">
            <text:p>30.0</text:p>
          </table:table-cell>
          <table:table-cell office:value-type="string" office:value="Acropora sp. - fossil coral reef">
            <text:p>Acropora sp. - fossil coral reef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ParhamEtal2014,MannEtal2019">
            <text:p>ParhamEtal2014,MannEtal2019</text:p>
          </table:table-cell>
        </table:table-row>
        <table:table-row>
          <table:table-cell office:value-type="string" office:value="East_Malay_Peninsula">
            <text:p>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CM-1-28-11-12">
            <text:p>CM-1-28-11-12</text:p>
          </table:table-cell>
          <table:table-cell office:value-type="float" office:value="5.49383">
            <text:p>5.49383</text:p>
          </table:table-cell>
          <table:table-cell office:value-type="float" office:value="102.89448">
            <text:p>102.89448</text:p>
          </table:table-cell>
          <table:table-cell office:value-type="float" office:value="6580.0">
            <text:p>6580.0</text:p>
          </table:table-cell>
          <table:table-cell office:value-type="float" office:value="30.0">
            <text:p>30.0</text:p>
          </table:table-cell>
          <table:table-cell office:value-type="string" office:value="Galaxea sp. - fossil coral reef">
            <text:p>Galaxea sp. - fossil coral reef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03">
            <text:p>0.0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ParhamEtal2014,MannEtal2019">
            <text:p>ParhamEtal2014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